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cc" style:font-name="Arial"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FR"/>
    </style:style>
    <style:style style:name="P4" style:family="paragraph" style:parent-style-name="Standard">
      <style:text-properties style:font-name="Arial" fo:language="fr" fo:country="FR" fo:font-weight="bold" style:font-weight-asian="bold" style:font-weight-complex="bold"/>
    </style:style>
    <style:style style:name="P5" style:family="paragraph" style:parent-style-name="Standard">
      <style:text-properties style:font-name="Arial" fo:font-weight="bold" style:font-weight-asian="bold" style:font-weight-complex="bold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List_20_Paragraph" style:list-style-name="WWNum1"/>
    <style:style style:name="P8" style:family="paragraph" style:parent-style-name="List_20_Paragraph">
      <style:text-properties style:font-name="Arial" fo:language="fr" fo:country="FR"/>
    </style:style>
    <style:style style:name="T1" style:family="text">
      <style:text-properties fo:color="#0000cc" style:font-name="Arial" fo:font-size="11pt" fo:language="fr" fo:country="FR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" style:family="text">
      <style:text-properties fo:color="#0000cc" style:font-name="Arial" fo:font-size="11pt" fo:language="fr" fo:country="FR" fo:font-style="italic" style:font-size-asian="11pt" style:font-style-asian="italic" style:font-size-complex="11pt" style:font-style-complex="italic"/>
    </style:style>
    <style:style style:name="T3" style:family="text">
      <style:text-properties fo:color="#0000cc" style:font-name="Arial" fo:font-size="20pt" fo:language="fr" fo:country="FR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color="#0000cc" style:font-name="Arial" fo:font-size="16pt" fo:language="fr" fo:country="FR" fo:font-style="italic" style:font-size-asian="16pt" style:font-style-asian="italic" style:font-size-complex="16pt" style:font-style-complex="italic"/>
    </style:style>
    <style:style style:name="T5" style:family="text">
      <style:text-properties fo:color="#0000cc" style:font-name="Arial" fo:font-style="italic" style:font-style-asian="italic"/>
    </style:style>
    <style:style style:name="T6" style:family="text">
      <style:text-properties fo:language="fr" fo:country="FR"/>
    </style:style>
    <style:style style:name="T7" style:family="text">
      <style:text-properties style:font-name="Arial" fo:font-style="italic" style:font-style-asian="italic"/>
    </style:style>
    <style:style style:name="T8" style:family="text">
      <style:text-properties style:font-name="Arial" fo:language="fr" fo:country="FR"/>
    </style:style>
    <style:style style:name="T9" style:family="text">
      <style:text-properties style:font-name="Arial" fo:language="fr" fo:country="FR" fo:font-weight="bold" style:font-weight-asian="bold"/>
    </style:style>
    <style:style style:name="T10" style:family="text">
      <style:text-properties style:font-name="Arial" fo:language="fr" fo:country="FR" fo:font-weight="bold" style:font-weight-asian="bold" style:font-weight-complex="bold"/>
    </style:style>
    <style:style style:name="T11" style:family="text">
      <style:text-properties style:font-name="Arial" fo:language="fr" fo:country="FR" fo:font-weight="bold" style:font-weight-asian="bold" style:font-name-complex="Arial2" style:font-weight-complex="bold"/>
    </style:style>
    <style:style style:name="T12" style:family="text">
      <style:text-properties style:font-name="Arial" fo:language="fr" fo:country="FR" fo:font-weight="normal" style:font-weight-asian="normal" style:font-weight-complex="normal"/>
    </style:style>
    <style:style style:name="T13" style:family="text">
      <style:text-properties style:font-name="Arial" fo:language="fr" fo:country="FR" fo:font-weight="normal" style:font-weight-asian="normal" style:font-name-complex="Arial2" style:font-weight-complex="normal"/>
    </style:style>
    <style:style style:name="T14" style:family="text">
      <style:text-properties style:font-name="Courier New" fo:language="fr" fo:country="FR" fo:font-weight="bold" style:font-weight-asian="bold" style:font-name-complex="Courier New2"/>
    </style:style>
    <style:style style:name="T15" style:family="text">
      <style:text-properties fo:color="#00000a" style:font-name="Arial" fo:font-size="12pt" fo:language="fr" fo:country="FR" fo:font-weight="normal" style:font-name-asian="Andale Sans UI" style:font-size-asian="12pt" style:language-asian="en" style:country-asian="US" style:font-weight-asian="normal" style:font-name-complex="Tahoma" style:font-size-complex="12pt" style:language-complex="en" style:country-complex="US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olytech Nice-Sophia</text:span><text:span text:style-name="T2"> <text:s text:c="14"/></text:span><text:span text:style-name="T3">Rapport de Projet</text:span><text:span text:style-name="T4"> <text:s text:c="13"/><text:tab/><text:tab/></text:span><text:span text:style-name="T1">ADW</text:span></text:p>
      <text:p text:style-name="Standard"><text:span text:style-name="T5">PeiP 2<text:tab/><text:tab/><text:tab/><text:tab/><text:tab/><text:tab/><text:tab/> <text:s text:c="5"/><text:tab/><text:tab/><text:tab/><text:tab/> <text:s/>2017-2018</text:span></text:p>
      <text:p text:style-name="P1"/>
      <text:p text:style-name="P2"/>
      <text:p text:style-name="Standard"><text:span text:style-name="T10">Membres du binôme :</text:span></text:p>
      <text:p text:style-name="P3"/>
      <text:p text:style-name="Standard"><text:span text:style-name="T8">Nom, prénom: FONTENEAU Félix<text:tab/><text:tab/><text:tab/><text:tab/>Groupe : <text:s/>3</text:span></text:p>
      <text:p text:style-name="Standard"><text:span text:style-name="T8">Nom, prénom: FRATI—PERALDI Saveria<text:tab/><text:tab/><text:tab/>Groupe : <text:s/>3</text:span></text:p>
      <text:p text:style-name="P4"/>
      <text:p text:style-name="P3"/>
      <text:p text:style-name="Standard"><text:span text:style-name="T9">Donnez l’URL de votre projet : </text:span><text:span text:style-name="T14">www.polytech.unice.fr/~ff601569/adw</text:span></text:p>
      <text:p text:style-name="P3"/>
      <text:p text:style-name="Standard"><text:span text:style-name="T10">Votre sujet de projet (effacer les mentions inutiles) : </text:span><text:span text:style-name="T12">Taquin</text:span></text:p>
      <text:p text:style-name="P4"/>
      <text:p text:style-name="Standard"><text:span text:style-name="T10">Combien de temps avez-vous consacré au projet (chaque membre doit répondre) ?</text:span></text:p>
      <text:list xml:id="list1127982346209154263" text:style-name="WWNum1">
        <text:list-item>
          <text:p text:style-name="P7"><text:span text:style-name="T11">Membre 1 : <text:s/></text:span></text:p>
        </text:list-item>
        <text:list-item>
          <text:p text:style-name="P7"><text:span text:style-name="T11">Membre 2 : <text:s/></text:span><text:span text:style-name="T13">4 à 5h</text:span></text:p>
        </text:list-item>
      </text:list>
      <text:p text:style-name="P4"/>
      <text:p text:style-name="P4"/>
      <text:p text:style-name="Standard"><text:span text:style-name="T10">Comment vous êtes-vous partagé le travail (expliqué clairement qui a fait quoi, et comment vous avez travaillé ensemble) ?</text:span></text:p>
      <text:p text:style-name="P4"/>
      <text:p text:style-name="Standard"><text:span text:style-name="T12">Nous avons utilisé GitHub. Saveria a commencé par écrire un squelette de la page d’index en html, puis un squelette du css. Félix s’est basé dessus pour programmer le jeu. Il y a apporté ses modifications, puis a demandé à Saveria de modifier l’apparence du jeu (couleurs/ images/ boutons). </text:span></text:p>
      <text:p text:style-name="Standard"><text:span text:style-name="T12">Félix a ajouté des fonctionnalités à notre taquin : </text:span></text:p>
      <text:p text:style-name="Standard"><text:span text:style-name="T12">- il a créé une barre d’ « Aide / Règles » ;</text:span></text:p>
      <text:p text:style-name="Standard"><text:span text:style-name="T12">- un message pop-up s’affiche lorsqu’on veut quitter la page en pleine partie, et demande confirmation à l’utilisateur ;</text:span></text:p>
      <text:p text:style-name="Standard"><text:span text:style-name="T12">- il est possible de déplacer deux cases consécutives.</text:span></text:p>
      <text:p text:style-name="P4"/>
      <text:p text:style-name="P4"/>
      <text:p text:style-name="Standard"><text:span text:style-name="T10">Donnez le nombre (approximatif) de lignes de code de votre projet</text:span></text:p>
      <text:list xml:id="list105644120469012" text:continue-numbering="true" text:style-name="WWNum1">
        <text:list-item>
          <text:p text:style-name="P7"><text:span text:style-name="T10">Pour le PHP : 90 lignes avec espacement</text:span></text:p>
        </text:list-item>
        <text:list-item>
          <text:p text:style-name="P7"><text:span text:style-name="T10">Pour le JavaScript : 280 lignes avec espacement</text:span></text:p>
        </text:list-item>
      </text:list>
      <text:p text:style-name="P4"/>
      <text:p text:style-name="P4"/>
      <text:p text:style-name="Standard"><text:span text:style-name="T10">Comment jugez-vous le niveau de difficulté du projet (chaque membre doit répondre) ?</text:span></text:p>
      <text:list xml:id="list105645221452442" text:continue-numbering="true" text:style-name="WWNum1">
        <text:list-item>
          <text:p text:style-name="P7"><text:span text:style-name="T9">Membre 1</text:span><text:span text:style-name="T8"> : très facile - <text:s/>facile - <text:s/>difficulté moyenne - assez difficile – difficile - très difficile</text:span></text:p>
        </text:list-item>
        <text:list-item>
          <text:p text:style-name="P7"><text:span text:style-name="T9">Membre 2</text:span><text:span text:style-name="T8"> : Assez difficile.</text:span></text:p>
        </text:list-item>
      </text:list>
      <text:p text:style-name="P8"/>
      <text:p text:style-name="P8"/>
      <text:p text:style-name="Standard"><text:span text:style-name="T9">Quelle était la partie la plus facile du projet (chaque membre doit répondre) ?</text:span></text:p>
      <text:list xml:id="list105644267745506" text:continue-numbering="true" text:style-name="WWNum1">
        <text:list-item>
          <text:p text:style-name="P7"><text:span text:style-name="T11">Membre 1 : </text:span></text:p>
        </text:list-item>
        <text:list-item>
          <text:p text:style-name="P7"><text:span text:style-name="T11">Membre 2 : </text:span><text:span text:style-name="T15">J’ai aimé mettre en forme la page d’index (html et css), Felix y a appliqué ses modifications à la suite. </text:span></text:p>
        </text:list-item>
      </text:list>
      <text:p text:style-name="P5"/>
      <text:p text:style-name="P5"/>
      <text:p text:style-name="Standard"><text:span text:style-name="T9">Quelle était la partie la plus difficile du projet (chaque membre doit répondre) ?</text:span></text:p>
      <text:list xml:id="list105643921769762" text:continue-numbering="true" text:style-name="WWNum1">
        <text:list-item>
          <text:p text:style-name="P7"><text:soft-page-break/><text:span text:style-name="T11">Membre 1 : </text:span></text:p>
        </text:list-item>
        <text:list-item>
          <text:p text:style-name="P7"><text:span text:style-name="T11">Membre 2 : </text:span><text:span text:style-name="T15">Remplacer les boutons de sélection du jeu (2x2,2x3,3x2,3x3) par les images des puzzles résolus, et mettre en place la redirection. </text:span></text:p>
        </text:list-item>
      </text:list>
      <text:p text:style-name="P5"/>
      <text:p text:style-name="P2"/>
      <text:p text:style-name="Standard"><text:span text:style-name="T9">Pensez-vous que ce qui a été étudié pendant les cours était suffisant pour faire le projet <text:s/>(chaque membre doit répondre) ?</text:span></text:p>
      <text:list xml:id="list105644193966262" text:continue-numbering="true" text:style-name="WWNum1">
        <text:list-item>
          <text:p text:style-name="P7"><text:span text:style-name="T11">Membre 1 : </text:span></text:p>
        </text:list-item>
        <text:list-item>
          <text:p text:style-name="P7"><text:span text:style-name="T11">Membre 2 : </text:span><text:span text:style-name="T13">Oui, on retrouvait des similitudes avec les exercices traités en TD. Je pense notamment à l’exercice du diaporama contrôlé avec des flèches et le fonctionnement de notre taquin : la page HTML change (et donc l’apparence du puzzle aussi) sans que la page PHP soit mise à jour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>
        <style:tab-stops>
          <style:tab-stop style:position="1.245cm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n" fo:country="US" style:font-name-asian="Andale Sans UI" style:font-family-asian="'Andale Sans UI'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orphans="0" fo:widows="0"/>
      <style:text-properties style:font-name="Liberation Serif" fo:font-family="'Liberation Serif'" style:font-family-generic="roman" style:font-pitch="variable" fo:font-size="10pt" style:font-name-asian="Noto Sans CJK SC Regular" style:font-family-asian="'Noto Sans CJK SC Regular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Hindi" style:font-family-complex="'Lohit Hind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12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weight="bold" style:font-name-asian="Andale Sans UI" style:font-family-asian="'Andale Sans UI'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6:33:00</meta:creation-date>
    <meta:initial-creator>marc</meta:initial-creator>
    <dc:language>en-US</dc:language>
    <meta:print-date>2018-04-15T08:15:00</meta:print-date>
    <dc:date>2018-05-23T10:51:19</dc:date>
    <meta:editing-cycles>32</meta:editing-cycles>
    <meta:editing-duration>PT1H30M</meta:editing-duration>
    <meta:generator>LibreOffice/5.1.6.2$Linux_X86_64 LibreOffice_project/10m0$Build-2</meta:generator>
    <meta:document-statistic meta:table-count="0" meta:image-count="0" meta:object-count="0" meta:page-count="2" meta:paragraph-count="31" meta:word-count="413" meta:character-count="2371" meta:non-whitespace-character-count="193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